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A8C00000000000000001CCB6DA0770DBB13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pitch="variable"/>
    <style:font-face style:name="Consolas1" svg:font-family="Consola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06cm" svg:stroke-color="#005780" svg:stroke-opacity="40%" draw:stroke-linejoin="miter" svg:stroke-linecap="round" draw:fill="none" fo:padding-top="0.003cm" fo:padding-bottom="0.003cm" fo:padding-left="0.003cm" fo:padding-right="0.003cm"/>
    </style:style>
    <style:style style:name="gr3" style:family="graphic" style:parent-style-name="standard">
      <style:graphic-properties draw:stroke="solid" svg:stroke-width="0.007cm" svg:stroke-color="#005780" svg:stroke-opacity="40%" draw:stroke-linejoin="miter" svg:stroke-linecap="round" draw:fill="none" fo:padding-top="0.003cm" fo:padding-bottom="0.003cm" fo:padding-left="0.003cm" fo:padding-right="0.003cm"/>
    </style:style>
    <style:style style:name="gr4" style:family="graphic" style:parent-style-name="standard">
      <style:graphic-properties draw:stroke="solid" svg:stroke-width="0.01cm" svg:stroke-color="#005780" svg:stroke-opacity="40%" draw:stroke-linejoin="miter" svg:stroke-linecap="round" draw:fill="none" fo:padding-top="0.005cm" fo:padding-bottom="0.005cm" fo:padding-left="0.005cm" fo:padding-right="0.005cm"/>
    </style:style>
    <style:style style:name="gr5" style:family="graphic" style:parent-style-name="standard">
      <style:graphic-properties draw:stroke="solid" svg:stroke-width="0.015cm" svg:stroke-color="#005780" svg:stroke-opacity="60%" draw:stroke-linejoin="bevel" svg:stroke-linecap="round" draw:fill="none" fo:padding-top="0.007cm" fo:padding-bottom="0.007cm" fo:padding-left="0.007cm" fo:padding-right="0.00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659cm" fo:padding-top="0cm" fo:padding-bottom="0cm" fo:padding-left="0cm" fo:padding-right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666666" loext:opacity="100%" style:font-name="Consolas1" fo:font-size="18pt" fo:font-weight="normal" style:font-size-asian="18pt" style:font-weight-asian="normal" style:font-name-complex="Consolas1" style:font-size-complex="18pt" style:font-weight-complex="normal"/>
    </style:style>
    <style:style style:name="T2" style:family="text">
      <style:text-properties fo:color="#008000" loext:opacity="100%" style:font-name="Consolas1" fo:font-size="18pt" fo:font-weight="normal" style:font-size-asian="18pt" style:font-weight-asian="normal" style:font-name-complex="Consolas1" style:font-size-complex="18pt" style:font-weight-complex="normal"/>
    </style:style>
    <style:style style:name="T3" style:family="text">
      <style:text-properties fo:color="#12212e" loext:opacity="100%" style:font-name="Consolas1" fo:font-size="18pt" fo:font-weight="normal" style:font-size-asian="18pt" style:font-weight-asian="normal" style:font-name-complex="Consolas1" style:font-size-complex="18pt" style:font-weight-complex="normal"/>
    </style:style>
    <style:style style:name="T4" style:family="text">
      <style:text-properties fo:color="#333333" loext:opacity="100%" style:font-name="Consolas1" fo:font-size="18pt" fo:font-weight="normal" style:font-size-asian="18pt" style:font-weight-asian="normal" style:font-name-complex="Consolas1" style:font-size-complex="18pt" style:font-weight-complex="normal"/>
    </style:style>
    <style:style style:name="T5" style:family="text">
      <style:text-properties fo:color="#0000ff" loext:opacity="100%" style:font-name="Consolas1" fo:font-size="18pt" fo:font-weight="normal" style:font-size-asian="18pt" style:font-weight-asian="normal" style:font-name-complex="Consolas1" style:font-size-complex="18pt" style:font-weight-complex="normal"/>
    </style:style>
    <style:style style:name="T6" style:family="text">
      <style:text-properties fo:color="#000080" loext:opacity="100%" style:font-name="Consolas1" fo:font-size="18pt" fo:font-weight="normal" style:font-size-asian="18pt" style:font-weight-asian="normal" style:font-name-complex="Consolas1" style:font-size-complex="18pt" style:font-weight-complex="normal"/>
    </style:style>
    <style:style style:name="T7" style:family="text">
      <style:text-properties fo:color="#800080" loext:opacity="100%" style:font-name="Consolas1" fo:font-size="18pt" fo:font-weight="normal" style:font-size-asian="18pt" style:font-weight-asian="normal" style:font-name-complex="Consolas1" style:font-size-complex="18pt" style:font-weight-complex="normal"/>
    </style:style>
    <style:style style:name="T8" style:family="text">
      <style:text-properties fo:color="#000000" loext:opacity="100%" style:font-name="Consolas1" fo:font-size="12pt" fo:font-weight="normal" style:font-size-asian="12pt" style:font-weight-asian="normal" style:font-name-complex="Consolas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986cm" svg:height="0.636cm" svg:x="1.51cm" svg:y="2.1cm">
          <draw:text-box>
            <text:p text:style-name="P1"><text:span text:style-name="T1">// personal information</text:span></text:p>
          </draw:text-box>
        </draw:frame>
        <draw:frame draw:style-name="gr1" draw:text-style-name="P2" draw:layer="layout" svg:width="12.152cm" svg:height="0.636cm" svg:x="1.51cm" svg:y="3.741cm">
          <draw:text-box>
            <text:p text:style-name="P1"><text:span text:style-name="T2">string</text:span><text:span text:style-name="T3"> </text:span><text:span text:style-name="T4">Name</text:span><text:span text:style-name="T3"> = " <text:s text:c="17"/>";</text:span></text:p>
          </draw:text-box>
        </draw:frame>
        <draw:frame draw:style-name="gr1" draw:text-style-name="P2" draw:layer="layout" svg:width="12.152cm" svg:height="0.636cm" svg:x="1.51cm" svg:y="5.382cm">
          <draw:text-box>
            <text:p text:style-name="P1"><text:span text:style-name="T2">string</text:span><text:span text:style-name="T3"> </text:span><text:span text:style-name="T4">Surname</text:span><text:span text:style-name="T3"> = " <text:s text:c="14"/>";</text:span></text:p>
          </draw:text-box>
        </draw:frame>
        <draw:frame draw:style-name="gr1" draw:text-style-name="P2" draw:layer="layout" svg:width="6.25cm" svg:height="0.636cm" svg:x="1.51cm" svg:y="7.023cm">
          <draw:text-box>
            <text:p text:style-name="P1"><text:span text:style-name="T1">// contact details</text:span></text:p>
          </draw:text-box>
        </draw:frame>
        <draw:frame draw:style-name="gr1" draw:text-style-name="P2" draw:layer="layout" svg:width="12.152cm" svg:height="0.636cm" svg:x="1.51cm" svg:y="8.664cm">
          <draw:text-box>
            <text:p text:style-name="P1"><text:span text:style-name="T2">string</text:span><text:span text:style-name="T3"> </text:span><text:span text:style-name="T4">Address</text:span><text:span text:style-name="T3"> = " <text:s text:c="14"/>";</text:span></text:p>
          </draw:text-box>
        </draw:frame>
        <draw:frame draw:style-name="gr1" draw:text-style-name="P2" draw:layer="layout" svg:width="12.151cm" svg:height="0.636cm" svg:x="1.51cm" svg:y="10.306cm">
          <draw:text-box>
            <text:p text:style-name="P1"><text:span text:style-name="T5">int</text:span><text:span text:style-name="T3"> </text:span><text:span text:style-name="T4">PhoneNumber</text:span><text:span text:style-name="T3"> = <text:s text:c="16"/>;</text:span></text:p>
          </draw:text-box>
        </draw:frame>
        <draw:frame draw:style-name="gr1" draw:text-style-name="P2" draw:layer="layout" svg:width="6.25cm" svg:height="0.636cm" svg:x="1.51cm" svg:y="11.947cm">
          <draw:text-box>
            <text:p text:style-name="P1"><text:span text:style-name="T1">// additional data</text:span></text:p>
          </draw:text-box>
        </draw:frame>
        <draw:frame draw:style-name="gr1" draw:text-style-name="P2" draw:layer="layout" svg:width="12.152cm" svg:height="0.636cm" svg:x="1.51cm" svg:y="13.588cm">
          <draw:text-box>
            <text:p text:style-name="P1"><text:span text:style-name="T2">string</text:span><text:span text:style-name="T3"> </text:span><text:span text:style-name="T4">Subject</text:span><text:span text:style-name="T3"> = " <text:s text:c="14"/>";</text:span></text:p>
          </draw:text-box>
        </draw:frame>
        <draw:frame draw:style-name="gr1" draw:text-style-name="P2" draw:layer="layout" svg:width="12.151cm" svg:height="0.636cm" svg:x="1.51cm" svg:y="15.229cm">
          <draw:text-box>
            <text:p text:style-name="P1"><text:span text:style-name="T2">string</text:span><text:span text:style-name="T3"> </text:span><text:span text:style-name="T4">OS</text:span><text:span text:style-name="T3"> = " <text:s text:c="19"/>";</text:span></text:p>
          </draw:text-box>
        </draw:frame>
        <draw:frame draw:style-name="gr1" draw:text-style-name="P2" draw:layer="layout" svg:width="12.151cm" svg:height="0.636cm" svg:x="1.51cm" svg:y="16.87cm">
          <draw:text-box>
            <text:p text:style-name="P1"><text:span text:style-name="T2">string</text:span><text:span text:style-name="T3"> </text:span><text:span text:style-name="T4">DE</text:span><text:span text:style-name="T3"> = " <text:s text:c="19"/>";</text:span></text:p>
          </draw:text-box>
        </draw:frame>
        <draw:frame draw:style-name="gr1" draw:text-style-name="P2" draw:layer="layout" svg:width="12.499cm" svg:height="0.636cm" svg:x="1.51cm" svg:y="18.511cm">
          <draw:text-box>
            <text:p text:style-name="P1"><text:span text:style-name="T6">int</text:span><text:span text:style-name="T3"> </text:span><text:span text:style-name="T4">RamSize</text:span><text:span text:style-name="T3"> = " <text:s text:c="11"/>"; </text:span><text:span text:style-name="T1">// GiB</text:span></text:p>
          </draw:text-box>
        </draw:frame>
        <draw:line draw:style-name="gr2" draw:text-style-name="P3" draw:layer="layout" svg:x1="7.637cm" svg:y1="10.845cm" svg:x2="13.296cm" svg:y2="10.845cm">
          <text:p/>
        </draw:line>
        <draw:line draw:style-name="gr2" draw:text-style-name="P3" draw:layer="layout" svg:x1="7.522cm" svg:y1="14.125cm" svg:x2="13.296cm" svg:y2="14.125cm">
          <text:p/>
        </draw:line>
        <draw:line draw:style-name="gr3" draw:text-style-name="P3" draw:layer="layout" svg:x1="5.799cm" svg:y1="15.766cm" svg:x2="13.294cm" svg:y2="15.766cm">
          <text:p/>
        </draw:line>
        <draw:line draw:style-name="gr3" draw:text-style-name="P3" draw:layer="layout" svg:x1="5.801cm" svg:y1="17.406cm" svg:x2="13.294cm" svg:y2="17.406cm">
          <text:p/>
        </draw:line>
        <draw:line draw:style-name="gr2" draw:text-style-name="P3" draw:layer="layout" svg:x1="6.501cm" svg:y1="19.047cm" svg:x2="11.21cm" svg:y2="19.047cm">
          <text:p/>
        </draw:line>
        <draw:line draw:style-name="gr2" draw:text-style-name="P3" draw:layer="layout" svg:x1="7.533cm" svg:y1="9.204cm" svg:x2="13.295cm" svg:y2="9.204cm">
          <text:p/>
        </draw:line>
        <draw:line draw:style-name="gr2" draw:text-style-name="P3" draw:layer="layout" svg:x1="7.544cm" svg:y1="5.923cm" svg:x2="13.296cm" svg:y2="5.923cm">
          <text:p/>
        </draw:line>
        <draw:line draw:style-name="gr3" draw:text-style-name="P3" draw:layer="layout" svg:x1="6.502cm" svg:y1="4.282cm" svg:x2="13.295cm" svg:y2="4.282cm">
          <text:p/>
        </draw:line>
        <draw:frame draw:style-name="gr1" draw:text-style-name="P2" draw:layer="layout" svg:width="9.028cm" svg:height="0.636cm" svg:x="1.51cm" svg:y="20.152cm">
          <draw:text-box>
            <text:p text:style-name="P1"><text:span text:style-name="T5">bool</text:span><text:span text:style-name="T3"> </text:span><text:span text:style-name="T4">LovesWindows</text:span><text:span text:style-name="T3"> = </text:span><text:span text:style-name="T7">false</text:span><text:span text:style-name="T3">;</text:span></text:p>
          </draw:text-box>
        </draw:frame>
      </draw:page>
      <draw:page draw:name="page2" draw:style-name="dp1" draw:master-page-name="master-page3"/>
      <draw:page draw:name="page3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4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5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6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7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8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9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10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11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12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13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14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15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16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17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18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19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20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21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22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23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24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25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26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27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28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29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30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31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32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33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34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35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36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37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38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39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40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41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42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43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44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45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46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47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48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49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50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51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52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53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54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55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56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57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58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59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60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61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62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63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64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65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66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67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68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69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70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71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72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73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74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75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76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77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78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79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80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81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82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83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84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85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86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87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88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89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90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91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92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93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94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95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96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97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98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99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100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101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  <draw:page draw:name="page102" draw:style-name="dp1" draw:master-page-name="master-page3">
        <draw:line draw:style-name="gr4" draw:text-style-name="P3" draw:layer="layout" svg:x1="1.486cm" svg:y1="15.405cm" svg:x2="13.753cm" svg:y2="15.405cm">
          <text:p/>
        </draw:line>
        <draw:line draw:style-name="gr4" draw:text-style-name="P3" draw:layer="layout" svg:x1="1.486cm" svg:y1="6.46cm" svg:x2="13.753cm" svg:y2="6.46cm">
          <text:p/>
        </draw:line>
        <draw:line draw:style-name="gr4" draw:text-style-name="P3" draw:layer="layout" svg:x1="1.486cm" svg:y1="7.454cm" svg:x2="13.753cm" svg:y2="7.454cm">
          <text:p/>
        </draw:line>
        <draw:line draw:style-name="gr4" draw:text-style-name="P3" draw:layer="layout" svg:x1="1.486cm" svg:y1="8.448cm" svg:x2="13.753cm" svg:y2="8.448cm">
          <text:p/>
        </draw:line>
        <draw:line draw:style-name="gr4" draw:text-style-name="P3" draw:layer="layout" svg:x1="1.486cm" svg:y1="9.442cm" svg:x2="13.753cm" svg:y2="9.442cm">
          <text:p/>
        </draw:line>
        <draw:line draw:style-name="gr4" draw:text-style-name="P3" draw:layer="layout" svg:x1="1.486cm" svg:y1="10.435cm" svg:x2="13.753cm" svg:y2="10.435cm">
          <text:p/>
        </draw:line>
        <draw:line draw:style-name="gr4" draw:text-style-name="P3" draw:layer="layout" svg:x1="1.486cm" svg:y1="11.429cm" svg:x2="13.753cm" svg:y2="11.429cm">
          <text:p/>
        </draw:line>
        <draw:line draw:style-name="gr4" draw:text-style-name="P3" draw:layer="layout" svg:x1="1.486cm" svg:y1="12.423cm" svg:x2="13.753cm" svg:y2="12.423cm">
          <text:p/>
        </draw:line>
        <draw:line draw:style-name="gr4" draw:text-style-name="P3" draw:layer="layout" svg:x1="1.486cm" svg:y1="13.417cm" svg:x2="13.753cm" svg:y2="13.417cm">
          <text:p/>
        </draw:line>
        <draw:line draw:style-name="gr4" draw:text-style-name="P3" draw:layer="layout" svg:x1="1.486cm" svg:y1="14.411cm" svg:x2="13.753cm" svg:y2="14.411cm">
          <text:p/>
        </draw:line>
        <draw:line draw:style-name="gr4" draw:text-style-name="P3" draw:layer="layout" svg:x1="1.486cm" svg:y1="16.399cm" svg:x2="13.753cm" svg:y2="16.399cm">
          <text:p/>
        </draw:line>
        <draw:line draw:style-name="gr4" draw:text-style-name="P3" draw:layer="layout" svg:x1="1.486cm" svg:y1="17.393cm" svg:x2="13.753cm" svg:y2="17.393cm">
          <text:p/>
        </draw:line>
        <draw:line draw:style-name="gr4" draw:text-style-name="P3" draw:layer="layout" svg:x1="1.486cm" svg:y1="18.387cm" svg:x2="13.753cm" svg:y2="18.387cm">
          <text:p/>
        </draw:line>
        <draw:line draw:style-name="gr4" draw:text-style-name="P3" draw:layer="layout" svg:x1="1.486cm" svg:y1="19.381cm" svg:x2="13.753cm" svg:y2="19.381cm">
          <text:p/>
        </draw:line>
        <draw:line draw:style-name="gr4" draw:text-style-name="P3" draw:layer="layout" svg:x1="1.486cm" svg:y1="20.374cm" svg:x2="13.753cm" svg:y2="20.374cm">
          <text:p/>
        </draw:line>
        <draw:line draw:style-name="gr4" draw:text-style-name="P3" draw:layer="layout" svg:x1="1.486cm" svg:y1="21.368cm" svg:x2="13.753cm" svg:y2="21.368cm">
          <text:p/>
        </draw:line>
        <draw:line draw:style-name="gr2" draw:text-style-name="P3" draw:layer="layout" svg:x1="9.241cm" svg:y1="1.49cm" svg:x2="13.756cm" svg:y2="1.49cm">
          <text:p/>
        </draw:line>
        <draw:line draw:style-name="gr5" draw:text-style-name="P3" draw:layer="layout" svg:x1="1.486cm" svg:y1="2.484cm" svg:x2="13.753cm" svg:y2="2.484cm">
          <text:p/>
        </draw:line>
        <draw:line draw:style-name="gr4" draw:text-style-name="P3" draw:layer="layout" svg:x1="1.486cm" svg:y1="3.478cm" svg:x2="13.753cm" svg:y2="3.478cm">
          <text:p/>
        </draw:line>
        <draw:line draw:style-name="gr4" draw:text-style-name="P3" draw:layer="layout" svg:x1="1.486cm" svg:y1="4.472cm" svg:x2="13.753cm" svg:y2="4.472cm">
          <text:p/>
        </draw:line>
        <draw:line draw:style-name="gr4" draw:text-style-name="P3" draw:layer="layout" svg:x1="1.486cm" svg:y1="5.466cm" svg:x2="13.753cm" svg:y2="5.466cm">
          <text:p/>
        </draw:line>
        <draw:frame draw:style-name="gr6" draw:text-style-name="P4" draw:layer="layout" svg:width="4.659cm" svg:height="0.424cm" svg:x="9.405cm" svg:y="1.147cm">
          <draw:text-box>
            <text:p text:style-name="P1"><text:span text:style-name="T8">Date: <text:s text:c="3"/>/ <text:s text:c="3"/>/ <text:s text:c="4"/></text:span></text:p>
          </draw:text-box>
        </draw:frame>
        <draw:frame draw:style-name="gr7" draw:text-style-name="P5" draw:layer="layout" svg:width="0.001cm" svg:height="0.001cm" svg:x="4.602cm" svg:y="1.208cm">
          <draw:image xlink:href="Pictures/10002A8C00000000000000001CCB6DA0770DBB13.pdf" xlink:type="simple" xlink:show="embed" xlink:actuate="onLoad" draw:mime-type="application/pd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pitch="variable"/>
    <style:font-face style:name="Consolas1" svg:font-family="Consola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4cm" fo:margin-right="1cm" fo:page-width="15.2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3T00:54:03.055002424</dc:date>
    <meta:editing-duration>PT3M43S</meta:editing-duration>
    <meta:editing-cycles>2</meta:editing-cycles>
    <meta:generator>LibreOffice/7.4.3.2$Linux_X86_64 LibreOffice_project/40$Build-2</meta:generator>
    <meta:document-statistic meta:object-count="2320"/>
  </office:meta>
</office:document-meta>
</file>